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6D00000064BE6938F0648AEFED.png" manifest:media-type="image/png"/>
  <manifest:file-entry manifest:full-path="Pictures/1000000000000CEC000009B1DBB261B62DB9ED9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499cm" fo:text-align="justify" fo:text-indent="0cm"/>
    </style:style>
    <style:style style:name="P3" style:family="paragraph">
      <style:paragraph-properties fo:margin-left="0cm" fo:margin-right="0cm" fo:margin-top="0cm" fo:margin-bottom="0.404cm" fo:text-align="justify" fo:text-indent="0cm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Javascript</text:p>
          </draw:text-box>
        </draw:frame>
        <draw:frame presentation:style-name="pr2" draw:text-style-name="P1" draw:layer="layout" svg:width="25.2cm" svg:height="12.179cm" svg:x="1.4cm" svg:y="5cm" presentation:class="subtitle" presentation:placeholder="true">
          <draw:text-box/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Table of Content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 text:style-name="P2">GIT &amp; Github Basics.</text:p>
              </text:list-item>
              <text:list-item>
                <text:p text:style-name="P2">JavaScript Language Basics</text:p>
              </text:list-item>
              <text:list-item>
                <text:p text:style-name="P2">How JavaScript Works Behind the Scenes</text:p>
              </text:list-item>
              <text:list-item>
                <text:p text:style-name="P2">JavaScript in the Browser: DOM Manipulation and Events</text:p>
              </text:list-item>
              <text:list-item>
                <text:p text:style-name="P2">Project 1 – The Dice Pig Game</text:p>
              </text:list-item>
              <text:list-item>
                <text:p text:style-name="P2">Advanced JavaScript: Objects and Functions</text:p>
              </text:list-item>
              <text:list-item>
                <text:p text:style-name="P2">Project 2 – The Budget App</text:p>
              </text:list-item>
              <text:list-item>
                <text:p text:style-name="P2">Next Generation JavaScript: ES6 / ES2015</text:p>
              </text:list-item>
              <text:list-item>
                <text:p text:style-name="P2">Asynchronous JavaScript: Promises, Async/Await and AJAX</text:p>
              </text:list-item>
              <text:list-item>
                <text:p text:style-name="P2">Project 3 – The Recipe App - Modern JavaScript: Using ES6, NPM, Babel and Webpack</text:p>
              </text:list-item>
              <text:list-item>
                <text:p text:style-name="P3">Project Deployement on Github Pages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placeholder="true">
          <draw:text-box/>
        </draw:frame>
        <draw:frame draw:style-name="gr2" draw:text-style-name="P4" draw:layer="layout" svg:width="25.2cm" svg:height="6.903cm" svg:x="1.4cm" svg:y="7.637cm" presentation:class="graphic">
          <draw:image xlink:href="Pictures/100000000000016D00000064BE6938F0648AEFED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9T00:23:02.862566686</meta:creation-date>
    <meta:editing-duration>PT10M39S</meta:editing-duration>
    <meta:editing-cycles>3</meta:editing-cycles>
    <meta:generator>LibreOffice/6.0.7.3$Linux_X86_64 LibreOffice_project/00m0$Build-3</meta:generator>
    <dc:title>Inspiration</dc:title>
    <dc:date>2019-10-19T00:57:32.323606166</dc:date>
    <meta:document-statistic meta:object-count="34"/>
  </office:meta>
</office:document-meta>
</file>